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style:font-name="Arial" fo:background-color="#fff200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5" style:family="paragraph" style:parent-style-name="Standard">
      <style:text-properties style:font-name="Arial" fo:background-color="#fff200" style:font-name-asian="Arial1" style:font-name-complex="Arial1"/>
    </style:style>
    <style:style style:name="P6" style:family="paragraph" style:parent-style-name="Standard">
      <style:text-properties style:font-name="Arial" fo:font-weight="bold" officeooo:rsid="000bdbce" officeooo:paragraph-rsid="000bdbce" style:font-name-asian="Arial1" style:font-weight-asian="bold" style:font-name-complex="Arial1"/>
    </style:style>
    <style:style style:name="P7" style:family="paragraph" style:parent-style-name="Standard">
      <style:text-properties officeooo:rsid="000dcc7e" officeooo:paragraph-rsid="000dcc7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weight="normal" officeooo:paragraph-rsid="000f7a09" style:font-name-asian="Arial1" style:font-weight-asian="normal" style:font-name-complex="Arial1" style:font-weight-complex="normal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bdbc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</text:span><text:span text:style-name="T2">7</text:span></text:p>
      <text:p text:style-name="P2">1. What is an actor model?</text:p>
      <text:p text:style-name="P2">A) An actor model can represent an external entity which communicates with the system</text:p>
      <text:p text:style-name="P2">B) An actor can represent a specific physical entity</text:p>
      <text:p text:style-name="P2">C) An Actor model can represent a role played by the User.</text:p>
      <text:p text:style-name="P2">D) All of the above27.* can be defined as_____________</text:p>
      <text:p text:style-name="P1">A) No limit on the number of instances (including none).</text:p>
      <text:p text:style-name="P1">B) Zero or one instance. The notation.</text:p>
      <text:p text:style-name="P1">C) Exactly one instance</text:p>
      <text:p text:style-name="P1">D<text:span text:style-name="T3">) At least one instance</text:span></text:p>
      <text:p text:style-name="P3"/>
      <text:p text:style-name="P1"/>
      <text:p text:style-name="P2">2.How to represent an instance in a UML diagram</text:p>
      <text:p text:style-name="P1">A)<text:span text:style-name="T3"> underline</text:span></text:p>
      <text:p text:style-name="P1">B) slanted line</text:p>
      <text:p text:style-name="P1">C) overline</text:p>
      <text:p text:style-name="P1">D) Dashed line</text:p>
      <text:p text:style-name="P1"/>
      <text:p text:style-name="P1"/>
      <text:p text:style-name="P2">3.In a Sequence diagram, Slanted lines describe _____________</text:p>
      <text:p text:style-name="P1">A) Construction of objects</text:p>
      <text:p text:style-name="P1">B) Destruction of object</text:p>
      <text:p text:style-name="P1">C) <text:span text:style-name="T4">Propogation delay of messages</text:span></text:p>
      <text:p text:style-name="P1">D) order of messages</text:p>
      <text:p text:style-name="P1">E) race conditions</text:p>
      <text:p text:style-name="P1"/>
      <text:p text:style-name="P1"/>
      <text:p text:style-name="P2">4.Match the Following for a Component Diagram:</text:p>
      <text:p text:style-name="P2">a. Component : 1) Dashed Arrows</text:p>
      <text:p text:style-name="P2">b. Dependencies : 2)rectangles with two tabs at the upper left.</text:p>
      <text:p text:style-name="P2">C . An Interface to the Component : 3)Circle and solid line</text:p>
      <text:p text:style-name="P1"><text:soft-page-break/>A) a-3</text:p>
      <text:p text:style-name="P1">b-1</text:p>
      <text:p text:style-name="P1">c-2</text:p>
      <text:p text:style-name="P1">B)<text:span text:style-name="T4"> a-2</text:span></text:p>
      <text:p text:style-name="P5">b-1</text:p>
      <text:p text:style-name="P5">c-3</text:p>
      <text:p text:style-name="P1">C) a-1</text:p>
      <text:p text:style-name="P1">b-2</text:p>
      <text:p text:style-name="P1">c-3\</text:p>
      <text:p text:style-name="P1">D) a-2</text:p>
      <text:p text:style-name="P1">b-3</text:p>
      <text:p text:style-name="P1">c-1</text:p>
      <text:p text:style-name="P1"/>
      <text:p text:style-name="P1"/>
      <text:p text:style-name="P2">5.Dog sub class is extending supercalss Mammal,How will represent using UML?</text:p>
      <text:p text:style-name="P1">A) Filled diamond on side of the Super class</text:p>
      <text:p text:style-name="P1">B)<text:span text:style-name="T4"> Hollow triangle shape on the superclass end of the line</text:span></text:p>
      <text:p text:style-name="P1">C) Hollow diamond on</text:p>
      <text:p text:style-name="P1">the Collection side</text:p>
      <text:p text:style-name="P1">D) Hollow triangle shape on the subclass end of the line</text:p>
      <text:p text:style-name="P1"/>
      <text:p text:style-name="P1"/>
      <text:p text:style-name="P2">6.What is the output of the below code:public class Test {</text:p>
      <text:p text:style-name="P2">public static void main(String[] args) {</text:p>
      <text:p text:style-name="P2">List&lt;Integer&gt; list = new ArrayList&lt;Integer&gt;();</text:p>
      <text:p text:style-name="P2">list.add(9);</text:p>
      <text:p text:style-name="P2">list.add(8);</text:p>
      <text:p text:style-name="P2">list.add(2);</text:p>
      <text:p text:style-name="P2">list.add(1);</text:p>
      <text:p text:style-name="P2">Collections.reverse(list);</text:p>
      <text:p text:style-name="P2">Collections.sort(list);</text:p>
      <text:p text:style-name="P2">Iterator itr = list.iterator();</text:p>
      <text:p text:style-name="P2"><text:soft-page-break/>Collections.shuffle(list);</text:p>
      <text:p text:style-name="P2">while(itr.hasNext()){</text:p>
      <text:p text:style-name="P2">System.out.println(itr.next());</text:p>
      <text:p text:style-name="P2">}</text:p>
      <text:p text:style-name="P2">}</text:p>
      <text:p text:style-name="P2">}<text:span text:style-name="T5">3</text:span></text:p>
      <text:p text:style-name="P1">A) 9 8 2 1</text:p>
      <text:p text:style-name="P1">B) 1 2 8 9</text:p>
      <text:p text:style-name="P1">C) 2 9 1 8</text:p>
      <text:p text:style-name="P1">D) <text:span text:style-name="T4">Non-Predicatable</text:span></text:p>
      <text:p text:style-name="P1"/>
      <text:p text:style-name="P1"/>
      <text:p text:style-name="P2">7.Given the code fragment:</text:p>
      <text:p text:style-name="P2">1. ArrayList&lt;Integer&gt; list = new ArrayList&lt;&gt;(1);</text:p>
      <text:p text:style-name="P2">2. list.add(1001);</text:p>
      <text:p text:style-name="P2">3. list.add(1002);</text:p>
      <text:p text:style-name="P2">4. System.out.println(list.get(list.size()));</text:p>
      <text:p text:style-name="P2">What is the result?</text:p>
      <text:p text:style-name="P1">A) Compilation fails due to an error on line 1.</text:p>
      <text:p text:style-name="P1">B) An exception is thrown at run time due to error on line 3</text:p>
      <text:p text:style-name="P1">C<text:span text:style-name="T4">) Anexception is thrown at run time due to error on line 4</text:span></text:p>
      <text:p text:style-name="P1">D) 1001 1002</text:p>
      <text:p text:style-name="P1"/>
      <text:p text:style-name="P1"/>
      <text:p text:style-name="P2">8. Which of the following describes the purpose of JUnit?</text:p>
      <text:p text:style-name="P1">A<text:span text:style-name="T4"> It is a framework to help with writing unit tests for your code.</text:span></text:p>
      <text:p text:style-name="P1">B It is a framework to help with writing code involving unit conversions.</text:p>
      <text:p text:style-name="P1">C It is a framework to help with packaging your code into units for distribution.</text:p>
      <text:p text:style-name="P1">D It is a framework to convert all days/dates in your code to June.</text:p>
      <text:p text:style-name="P1"/>
      <text:p text:style-name="P1"/>
      <text:p text:style-name="P2">9.Invoked only once?</text:p>
      <text:p text:style-name="P3"><text:soft-page-break/>a)@BeforeClass</text:p>
      <text:p text:style-name="P1">b)@After</text:p>
      <text:p text:style-name="P1">c)@Before</text:p>
      <text:p text:style-name="P1"/>
      <text:p text:style-name="P1"/>
      <text:p text:style-name="P2">10. Invoked before each test?</text:p>
      <text:p text:style-name="P1">a)@BeforeClass</text:p>
      <text:p text:style-name="P1">b)@After</text:p>
      <text:p text:style-name="P1">c)<text:span text:style-name="T3">@Before</text:span></text:p>
      <text:p text:style-name="P1"/>
      <text:p text:style-name="P1"/>
      <text:p text:style-name="P2">11. Invoked after each test?</text:p>
      <text:p text:style-name="P1">a)@BeforeClass</text:p>
      <text:p text:style-name="P1">b<text:span text:style-name="T3">)@After</text:span></text:p>
      <text:p text:style-name="P1">c)@Before</text:p>
      <text:p text:style-name="P1"/>
      <text:p text:style-name="P1"/>
      <text:p text:style-name="P2">12. Only once invoked finishing all tests?</text:p>
      <text:p text:style-name="P1">a)@BeforeClass</text:p>
      <text:p text:style-name="P1">b)@After</text:p>
      <text:p text:style-name="P1">c)@Before</text:p>
      <text:p text:style-name="P1">d)<text:span text:style-name="T3">AfterClass</text:span></text:p>
      <text:p text:style-name="P1"/>
      <text:p text:style-name="P1"/>
      <text:p text:style-name="P2"/>
      <text:p text:style-name="P2"/>
      <text:p text:style-name="P2"/>
      <text:p text:style-name="P2">13. Which diagram in UML shows a complete or partial view of the structure of a</text:p>
      <text:p text:style-name="P2">modeled system at a specific time?</text:p>
      <text:p text:style-name="P1">a) Sequence Diagram</text:p>
      <text:p text:style-name="P1">b) Collaboration Diagram</text:p>
      <text:p text:style-name="P1">c) Class Diagram</text:p>
      <text:p text:style-name="P1"><text:soft-page-break/>d) <text:span text:style-name="T4">Object Diagram</text:span></text:p>
      <text:p text:style-name="P5"/>
      <text:p text:style-name="P1"/>
      <text:p text:style-name="P2">14. In use case diagram actor represents?</text:p>
      <text:p text:style-name="P8">Answer: An actor represent a roll that an outsider takes on when intracting with the</text:p>
      <text:p text:style-name="P8">business system for instance, an action can be a customer, a business partner , a supplier</text:p>
      <text:p text:style-name="P8">or another business system</text:p>
      <text:p text:style-name="P2"/>
      <text:p text:style-name="P2">15. Aggregation represent in UML?</text:p>
      <text:p text:style-name="P6">Ans: -<text:span text:style-name="T6"> Hollow Diamond on the side of collection</text:span></text:p>
      <text:p text:style-name="P2"/>
      <text:p text:style-name="P2">16. Composition represent in UML?</text:p>
      <text:p text:style-name="P6">Ans: - <text:span text:style-name="T6"><text:s/>Filled Diamond on the side of collecton</text:span></text:p>
      <text:p text:style-name="P2">17. Generalization represent in UML?</text:p>
      <text:p text:style-name="P6">Ans:- <text:s/><text:span text:style-name="T6">Hollow Triangle shaped on the superclass end of the line</text:span><text:span text:style-name="T7"> </text:span></text:p>
      <text:p text:style-name="P2"/>
      <text:p text:style-name="P2">18. Dependency represent in UML?</text:p>
      <text:p text:style-name="P6">Ans:-<text:span text:style-name="T6"> Dotted lines folllowed by </text:span></text:p>
      <text:p text:style-name="P6"/>
      <text:p text:style-name="P2">19. The relationship between the object and component parts in UML diagram are</text:p>
      <text:p text:style-name="P2">represented by ----------------.</text:p>
      <text:p text:style-name="P7">Ans:- Aggreg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8T10:33:00.522681108</dc:date>
    <meta:editing-duration>PT9M5S</meta:editing-duration>
    <meta:editing-cycles>5</meta:editing-cycles>
    <meta:document-statistic meta:table-count="0" meta:image-count="0" meta:object-count="0" meta:page-count="5" meta:paragraph-count="116" meta:word-count="591" meta:character-count="3469" meta:non-whitespace-character-count="2991"/>
  </office:meta>
</office:document-meta>
</file>